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/>
    </style:style>
    <style:style style:name="P2" style:family="paragraph" style:parent-style-name="Standard">
      <style:paragraph-properties style:line-height-at-least="0.494cm"/>
      <style:text-properties officeooo:rsid="0014216c" officeooo:paragraph-rsid="0014216c"/>
    </style:style>
    <style:style style:name="P3" style:family="paragraph" style:parent-style-name="Standard" style:master-page-name="Standard">
      <style:paragraph-properties style:line-height-at-least="0.494cm" style:page-number="auto"/>
    </style:style>
    <style:style style:name="T1" style:family="text">
      <style:text-properties fo:color="#000000" style:font-name="Courier" fo:font-size="12pt" fo:letter-spacing="normal" style:letter-kerning="fals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D <text:s text:c="26"/>int64<text:tab/><text:tab/><text:tab/></text:span></text:p>
      <text:p text:style-name="P1"><text:span text:style-name="T1">timestamp <text:s text:c="18"/>object</text:span></text:p>
      <text:p text:style-name="P1"><text:span text:style-name="T1">temp_1 <text:s text:c="20"/>float64</text:span></text:p>
      <text:p text:style-name="P1"><text:span text:style-name="T1">temp_2 <text:s text:c="20"/>float64</text:span></text:p>
      <text:p text:style-name="P1"><text:span text:style-name="T1">mean_national_temp <text:s text:c="8"/>float64</text:span></text:p>
      <text:p text:style-name="P1"><text:span text:style-name="T1">humidity_1 <text:s text:c="16"/>float64</text:span></text:p>
      <text:p text:style-name="P1"><text:span text:style-name="T1">humidity_2 <text:s text:c="16"/>float64</text:span></text:p>
      <text:p text:style-name="P1"><text:span text:style-name="T1">loc_1 <text:s text:c="22"/>object</text:span></text:p>
      <text:p text:style-name="P1"><text:span text:style-name="T1">loc_2 <text:s text:c="22"/>object</text:span></text:p>
      <text:p text:style-name="P1"><text:span text:style-name="T1">loc_secondary_1 <text:s text:c="12"/>object</text:span></text:p>
      <text:p text:style-name="P1"><text:span text:style-name="T1">loc_secondary_2 <text:s text:c="12"/>object</text:span></text:p>
      <text:p text:style-name="P1"><text:span text:style-name="T1">loc_secondary_3 <text:s text:c="12"/>object</text:span></text:p>
      <text:p text:style-name="P1"><text:span text:style-name="T1">consumption_secondary_1 <text:s text:c="5"/>int64</text:span></text:p>
      <text:p text:style-name="P1"><text:span text:style-name="T1">consumption_secondary_2 <text:s text:c="5"/>int64</text:span></text:p>
      <text:p text:style-name="P1"><text:span text:style-name="T1">consumption_secondary_3 <text:s text:c="5"/>int64</text:span></text:p>
      <text:p text:style-name="P2"><text:span text:style-name="T1">season<text:line-break/></text:span></text:p>
      <text:p text:style-name="P1"><text:span text:style-name="T1"/></text:p>
      <text:p text:style-name="P1"><text:span text:style-name="T1">dtype: object</text:span></text:p>
      <text:p text:style-name="P1"><text:span text:style-name="T1">———————————————————————————————————————</text:span></text:p>
      <text:p text:style-name="P1"><text:span text:style-name="T1">ID <text:s text:c="14"/>int64</text:span></text:p>
      <text:p text:style-name="P1"><text:span text:style-name="T1">consumption_1 <text:s text:c="3"/>int64</text:span></text:p>
      <text:p text:style-name="P1"><text:span text:style-name="T1">consumption_2 <text:s text:c="3"/>int64</text:span></text:p>
      <text:p text:style-name="P1"><text:span text:style-name="T1">dtype: object</text:span></text:p>
      <text:p text:style-name="P1"><text:span text:style-name="T1">——————————————————————————————————————</text:span></text:p>
      <text:p text:style-name="P1"><text:span text:style-name="T1">Train Input is: (8760, 15)</text:span></text:p>
      <text:p text:style-name="P1"><text:span text:style-name="T1">Train Output is: (8760, 3)</text:span></text:p>
      <text:p text:style-name="P1"><text:span text:style-name="T1">Test Input is: (8736, 15)</text:span></text:p>
      <text:p text:style-name="P1"><text:span text:style-name="T1">——————————————————————————————————————</text:span></text:p>
      <text:p text:style-name="P1"><text:span text:style-name="T1">trainInput</text:span></text:p>
      <text:p text:style-name="P1"><text:span text:style-name="T1">trainOutput</text:span></text:p>
      <text:p text:style-name="P1"><text:span text:style-name="T1">testInput</text:span></text:p>
      <text:p text:style-name="P1"><text:span text:style-name="T1">——————————————————————————————————————</text:span></text:p>
      <text:p text:style-name="P1"><text:span text:style-name="T1">trainInput.timestamp.apply(lambda x : x.split()[1].split(":")[0])</text:span></text:p>
      <text:p text:style-name="P1"><text:span text:style-name="T1">2016-11-01T00:00:00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8:56:24.884308483</dc:date>
    <meta:editing-duration>PT3H39M33S</meta:editing-duration>
    <meta:editing-cycles>1</meta:editing-cycles>
    <meta:document-statistic meta:table-count="0" meta:image-count="0" meta:object-count="0" meta:page-count="1" meta:paragraph-count="33" meta:word-count="64" meta:character-count="958" meta:non-whitespace-character-count="680"/>
    <meta:generator>LibreOffice/6.2.4.2.0$Linux_X86_64 LibreOffice_project/20$Build-2</meta:generator>
  </office:meta>
</office:document-meta>
</file>